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ed7d31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18cm" svg:stroke-color="#4472c4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25cm" fo:padding-top="0.127cm" fo:padding-bottom="0.127cm" fo:padding-left="0.254cm" fo:padding-right="0.254cm" fo:wrap-option="wrap" loext:decorative="false"/>
      <style:paragraph-properties style:writing-mode="lr-tb"/>
    </style:style>
    <style:style style:name="gr5" style:family="graphic" style:parent-style-name="standard">
      <style:graphic-properties draw:stroke="solid" svg:stroke-width="0.018cm" svg:stroke-color="#4472c4" draw:marker-end="a415" svg:stroke-opacity="100%" draw:stroke-linejoin="miter" svg:stroke-linecap="butt" draw:fill="none" fo:padding-top="0.134cm" fo:padding-bottom="0.134cm" fo:padding-left="0.259cm" fo:padding-right="0.259cm" loext:decorative="false"/>
    </style:style>
    <style:style style:name="gr6" style:family="graphic" style:parent-style-name="standard">
      <style:graphic-properties draw:stroke="solid" svg:stroke-width="0.018cm" svg:stroke-color="#4472c4" draw:marker-end="a417" svg:stroke-opacity="100%" draw:stroke-linejoin="miter" svg:stroke-linecap="butt" draw:fill="none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solid" svg:stroke-width="0.018cm" svg:stroke-color="#4472c4" draw:marker-end="a419" svg:stroke-opacity="100%" draw:stroke-linejoin="miter" svg:stroke-linecap="butt" draw:fill="none" fo:padding-top="0.134cm" fo:padding-bottom="0.134cm" fo:padding-left="0.259cm" fo:padding-right="0.259cm" loext:decorative="fals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false" fo:min-height="0.344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solid" svg:stroke-width="0.062cm" svg:stroke-color="#4472c4" draw:marker-end="a425" svg:stroke-opacity="100%" draw:stroke-linejoin="miter" svg:stroke-linecap="butt" draw:fill="none" fo:padding-top="0.156cm" fo:padding-bottom="0.156cm" fo:padding-left="0.281cm" fo:padding-right="0.281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.847cm" fo:padding-top="0.127cm" fo:padding-bottom="0.127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018cm" svg:stroke-color="#a6a6a6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4.375cm" fo:padding-top="0.127cm" fo:padding-bottom="0.127cm" fo:padding-left="0.254cm" fo:padding-right="0.254cm" fo:wrap-option="no-wrap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5.162cm" fo:padding-top="0.127cm" fo:padding-bottom="0.127cm" fo:padding-left="0.254cm" fo:padding-right="0.254cm" fo:wrap-option="no-wrap" loext:decorative="false"/>
      <style:paragraph-properties style:writing-mode="lr-tb"/>
    </style:style>
    <style:style style:name="gr14" style:family="graphic" style:parent-style-name="objectwithoutfill">
      <style:graphic-properties svg:stroke-width="0.081cm" draw:marker-start-width="0.326cm" draw:marker-end="Arrowheads_20_2" draw:marker-end-width="0.3cm" draw:fill="none" draw:textarea-vertical-align="middle" fo:padding-top="0.14cm" fo:padding-bottom="0.14cm" fo:padding-left="0.265cm" fo:padding-right="0.265cm" loext:decorative="false"/>
    </style:style>
    <style:style style:name="gr15" style:family="graphic">
      <style:graphic-properties style:protect="size" loext:decorative="false"/>
    </style:style>
    <style:style style:name="pr1" style:family="presentation" style:parent-style-name="Master1-Layout1-title-Title-Slid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P3" style:family="paragraph">
      <loext:graphic-properties draw:fill="solid" draw:fill-color="#ed7d31" draw:opacity="100%"/>
      <style:paragraph-properties style:writing-mode="lr-tb" style:font-independent-line-spacing="true"/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e5b61" loext:opacity="100%" style:text-line-through-style="none" style:text-line-through-type="none" style:text-position="0% 100%" style:font-name="Consolas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d35400" loext:opacity="100%" style:text-line-through-style="none" style:text-line-through-type="none" style:text-position="0% 100%" style:font-name="Consolas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434f54" loext:opacity="100%" style:text-line-through-style="none" style:text-line-through-type="none" style:text-position="0% 100%" style:font-name="Consolas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434f54" loext:opacity="100%" style:text-line-through-style="none" style:text-line-through-type="none" style:text-position="0% 100%" style:font-name="Calibri Light1" fo:font-size="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Calibri Light1" style:font-size-complex="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font-variant="normal" fo:text-transform="none" fo:color="#4e5b61" loext:opacity="100%" style:text-line-through-style="none" style:text-line-through-type="none" style:text-position="0% 100%" style:font-name="Consolas" fo:font-size="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d35400" loext:opacity="100%" style:text-line-through-style="none" style:text-line-through-type="none" style:text-position="0% 100%" style:font-name="Consolas" fo:font-size="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variant="normal" fo:text-transform="none" fo:color="#434f54" loext:opacity="100%" style:text-line-through-style="none" style:text-line-through-type="none" style:text-position="0% 100%" style:font-name="Consolas" fo:font-size="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8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ustom-shape draw:name="Rectangle 4" draw:style-name="gr1" draw:text-style-name="P2" xml:id="id1" draw:id="id1" draw:layer="layout" svg:width="3.466cm" svg:height="0.927cm" draw:transform="rotate (1.5707963267949) translate (10.691cm 10.279cm)">
          <text:p text:style-name="P1"><text:span text:style-name="T1">Conf Bit Index</text:span></text:p>
          <draw:enhanced-geometry svg:viewBox="0 0 21600 21600" draw:type="non-primitive" draw:enhanced-path="M 0 0 L 21600 0 21600 21600 0 21600 Z N"/>
        </draw:custom-shape>
        <draw:custom-shape draw:name="Rectangle 5" draw:style-name="gr2" draw:text-style-name="P3" xml:id="id4" draw:id="id4" draw:layer="layout" svg:width="3.466cm" svg:height="6.105cm" draw:transform="rotate (1.5707963267949) translate (14.851cm 10.279cm)">
          <text:p text:style-name="P1"><text:span text:style-name="T2">Payload</text:span></text:p>
          <draw:enhanced-geometry svg:viewBox="0 0 21600 21600" draw:type="non-primitive" draw:enhanced-path="M 0 0 L 21600 0 21600 21600 0 21600 Z N"/>
        </draw:custom-shape>
        <draw:custom-shape draw:name="Rectangle 11" draw:style-name="gr1" draw:text-style-name="P2" xml:id="id2" draw:id="id2" draw:layer="layout" svg:width="3.466cm" svg:height="0.927cm" draw:transform="rotate (1.5707963267949) translate (12.086cm 10.279cm)">
          <text:p text:style-name="P1"><text:span text:style-name="T1">Conf word 1</text:span></text:p>
          <draw:enhanced-geometry svg:viewBox="0 0 21600 21600" draw:type="non-primitive" draw:enhanced-path="M 0 0 L 21600 0 21600 21600 0 21600 Z N"/>
        </draw:custom-shape>
        <draw:custom-shape draw:name="Rectangle 12" draw:style-name="gr1" draw:text-style-name="P2" xml:id="id3" draw:id="id3" draw:layer="layout" svg:width="3.466cm" svg:height="0.927cm" draw:transform="rotate (1.5707963267949) translate (13.456cm 10.279cm)">
          <text:p text:style-name="P1"><text:span text:style-name="T1">Conf word 2</text:span></text:p>
          <draw:enhanced-geometry svg:viewBox="0 0 21600 21600" draw:type="non-primitive" draw:enhanced-path="M 0 0 L 21600 0 21600 21600 0 21600 Z N"/>
        </draw:custom-shape>
        <draw:custom-shape draw:name="Left Brace 14" draw:style-name="gr3" draw:text-style-name="P4" draw:layer="layout" svg:width="0.927cm" svg:height="5.812cm" draw:transform="rotate (1.5707963267949) translate (9.665cm 6.663cm)">
          <text:p/>
          <draw:enhanced-geometry svg:viewBox="0 0 21600 21600" draw:path-stretchpoint-x="21600" draw:path-stretchpoint-y="21600" draw:text-areas="?f26 ?f27 ?f3 ?f28" draw:glue-points="?f3 ?f4 ?f2 ?f15 ?f3 ?f5" draw:type="non-primitive" draw:modifiers="8333 50000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name="TextBox 18" draw:style-name="gr4" draw:text-style-name="P5" draw:layer="layout" svg:width="6.592cm" svg:height="1.779cm" svg:x="9.393cm" svg:y="4.328cm">
          <draw:text-box>
            <text:p text:style-name="P1"><text:span text:style-name="T3"> </text:span><text:span text:style-name="T4">spi_transfer_loop_stop</text:span><text:span text:style-name="T5">()</text:span><text:span text:style-name="T3">;</text:span><text:span text:style-name="T3"><text:line-break/></text:span><text:span text:style-name="T3"/></text:p>
            <text:p text:style-name="P1"><text:span text:style-name="T6">Zeros out SPI_USR_CONF_NXT bit to break transaction and triggers an interrupt.</text:span></text:p>
          </draw:text-box>
        </draw:frame>
        <draw:connector draw:name="Straight Arrow Connector 20" draw:style-name="gr5" draw:text-style-name="P6" draw:layer="layout" draw:type="line" svg:x1="11.618cm" svg:y1="8.546cm" svg:x2="12.086cm" svg:y2="8.546cm" draw:start-shape="id1" draw:start-glue-point="2" draw:end-shape="id2" draw:end-glue-point="0" svg:d="M11618 8546h468" svg:viewBox="0 0 469 1">
          <text:p/>
        </draw:connector>
        <draw:connector draw:name="Straight Arrow Connector 21" draw:style-name="gr6" draw:text-style-name="P6" draw:layer="layout" draw:type="line" svg:x1="13.013cm" svg:y1="8.546cm" svg:x2="13.456cm" svg:y2="8.546cm" draw:start-shape="id2" draw:start-glue-point="2" draw:end-shape="id3" draw:end-glue-point="0" svg:d="M13013 8546h443" svg:viewBox="0 0 444 1">
          <text:p/>
        </draw:connector>
        <draw:connector draw:name="Straight Arrow Connector 26" draw:style-name="gr7" draw:text-style-name="P6" draw:layer="layout" draw:type="line" svg:x1="14.383cm" svg:y1="8.546cm" svg:x2="14.851cm" svg:y2="8.546cm" draw:start-shape="id3" draw:start-glue-point="2" draw:end-shape="id4" draw:end-glue-point="0" svg:d="M14383 8546h468" svg:viewBox="0 0 469 1">
          <text:p/>
        </draw:connector>
        <draw:frame draw:name="TextBox 31" draw:style-name="gr8" draw:text-style-name="P7" draw:layer="layout" svg:width="8.833cm" svg:height="0.598cm" svg:x="11.509cm" svg:y="12.259cm">
          <draw:text-box>
            <text:p text:style-name="P1"><text:span text:style-name="T7">SPI DMA Linked List Loops Back to First DMA Descriptor</text:span></text:p>
          </draw:text-box>
        </draw:frame>
        <draw:connector draw:name="Straight Arrow Connector 33" draw:style-name="gr9" draw:text-style-name="P6" draw:layer="layout" draw:type="line" svg:x1="7.5cm" svg:y1="8.009cm" svg:x2="10.675cm" svg:y2="8cm" svg:d="M7500 8009l3175-9" svg:viewBox="0 0 3176 10">
          <text:p/>
        </draw:connector>
        <draw:frame draw:name="TextBox 35" draw:style-name="gr10" draw:text-style-name="P9" draw:layer="layout" svg:width="6cm" svg:height="1.101cm" svg:x="1.9cm" svg:y="7.6cm">
          <draw:text-box>
            <text:p text:style-name="P8"><text:span text:style-name="T8"> </text:span><text:span text:style-name="T9">spi_transfer_loop_start</text:span><text:span text:style-name="T10">()</text:span><text:span text:style-name="T8">;</text:span></text:p>
          </draw:text-box>
        </draw:frame>
        <draw:custom-shape draw:name="Left Brace 38" draw:style-name="gr11" draw:text-style-name="P4" draw:layer="layout" svg:width="0.537cm" svg:height="3.793cm" draw:transform="rotate (1.5707963267949) translate (10.691cm 10.992cm)">
          <text:p/>
          <draw:enhanced-geometry svg:viewBox="0 0 21600 21600" draw:path-stretchpoint-x="21600" draw:path-stretchpoint-y="21600" draw:text-areas="?f26 ?f27 ?f3 ?f28" draw:glue-points="?f3 ?f4 ?f2 ?f15 ?f3 ?f5" draw:type="non-primitive" draw:modifiers="8333 49767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name="TextBox 39" draw:style-name="gr12" draw:text-style-name="P7" draw:layer="layout" svg:width="4.883cm" svg:height="0.598cm" svg:x="10.643cm" svg:y="10.893cm">
          <draw:text-box>
            <text:p text:style-name="P8"><text:span text:style-name="T11">Linked to from DMA Descriptor 0</text:span></text:p>
          </draw:text-box>
        </draw:frame>
        <draw:custom-shape draw:name="Left Brace 40" draw:style-name="gr11" draw:text-style-name="P4" draw:layer="layout" svg:width="0.537cm" svg:height="6.058cm" draw:transform="rotate (1.5707963267949) translate (14.899cm 10.992cm)">
          <text:p/>
          <draw:enhanced-geometry svg:viewBox="0 0 21600 21600" draw:path-stretchpoint-x="21600" draw:path-stretchpoint-y="21600" draw:text-areas="?f26 ?f27 ?f3 ?f28" draw:glue-points="?f3 ?f4 ?f2 ?f15 ?f3 ?f5" draw:type="non-primitive" draw:modifiers="8333 49767" draw:enhanced-path="S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Z N F M ?f3 ?f5 A ?f68 ?f69 ?f70 ?f71 ?f3 ?f5 ?f65 ?f67 W ?f72 ?f73 ?f74 ?f75 ?f3 ?f5 ?f65 ?f67 L ?f9 ?f16 A ?f115 ?f116 ?f117 ?f118 ?f9 ?f16 ?f112 ?f114 W ?f119 ?f120 ?f121 ?f122 ?f9 ?f16 ?f112 ?f114 A ?f145 ?f146 ?f147 ?f148 ?f112 ?f114 ?f142 ?f144 W ?f149 ?f150 ?f151 ?f152 ?f112 ?f114 ?f142 ?f144 L ?f9 ?f14 A ?f188 ?f189 ?f190 ?f191 ?f9 ?f14 ?f185 ?f187 W ?f192 ?f193 ?f194 ?f195 ?f9 ?f14 ?f185 ?f187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name="TextBox 41" draw:style-name="gr13" draw:text-style-name="P9" draw:layer="layout" svg:width="5.67cm" svg:height="0.598cm" svg:x="15.824cm" svg:y="10.893cm">
          <draw:text-box>
            <text:p text:style-name="P8"><text:span text:style-name="T11">Payload covered by </text:span><text:span text:style-name="T12">N</text:span><text:span text:style-name="T11"> DMA Descriptors</text:span></text:p>
          </draw:text-box>
        </draw:frame>
        <draw:connector draw:style-name="gr14" draw:text-style-name="P10" draw:layer="layout" draw:line-skew="0.026cm 1.462cm -0.172cm" svg:x1="20.956cm" svg:y1="8.546cm" svg:x2="10.691cm" svg:y2="8.546cm" draw:start-shape="id4" draw:start-glue-point="2" draw:end-shape="id1" draw:end-glue-point="0" svg:d="M20956 8546h544v3713h-11500v-3713h691" svg:viewBox="0 0 11501 3714">
          <text:p/>
        </draw:connecto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1013 1130" svg:d="M1009 1050l-449-1008-22-30-29-12-34 12-21 26-449 1012-5 13v8l5 21 12 21 17 13 21 4h903l21-4 21-13 9-21 4-21v-8z"/>
    <draw:marker draw:name="a415" svg:viewBox="0 0 20 30" svg:d="M10 0l-10 30h20z"/>
    <draw:marker draw:name="a417" svg:viewBox="0 0 20 30" svg:d="M10 0l-10 30h20z"/>
    <draw:marker draw:name="a419" svg:viewBox="0 0 20 30" svg:d="M10 0l-10 30h20z"/>
    <draw:marker draw:name="a425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7-05">05/07/24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title>PowerPoint Presentation</dc:title>
    <meta:initial-creator>Anonymous</meta:initial-creator>
    <meta:creation-date>2024-07-03T16:10:09Z</meta:creation-date>
    <dc:date>2024-07-05T21:20:17.140288227</dc:date>
    <meta:editing-cycles>4</meta:editing-cycles>
    <meta:editing-duration>PT3H27S</meta:editing-duration>
    <meta:document-statistic meta:object-count="165"/>
  </office:meta>
</office:document-meta>
</file>